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9.204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8.3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color="#ffffff" fo:font-size="7pt" style:font-size-asian="7pt" style:font-size-complex="7pt"/>
    </style:style>
    <style:style style:name="ce2" style:family="table-cell" style:parent-style-name="Default" style:data-style-name="N37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Accomplishments</text:p>
          </table:table-cell>
          <table:table-cell table:style-name="ce1" office:value-type="string" calcext:value-type="string">
            <text:p>Distractio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9-03" calcext:value-type="date">
            <text:p>03/09/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se architecture. Resources. GPU</text:p>
          </table:table-cell>
          <table:table-cell office:value-type="string" calcext:value-type="string">
            <text:p>LinkedI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9-04" calcext:value-type="date">
            <text:p>04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09-05" calcext:value-type="date">
            <text:p>05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3-09-06" calcext:value-type="date">
            <text:p>06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3-09-07" calcext:value-type="date">
            <text:p>07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3-09-08" calcext:value-type="date">
            <text:p>08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3-09-09" calcext:value-type="date">
            <text:p>09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3-09-10" calcext:value-type="date">
            <text:p>10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3-09-11" calcext:value-type="date">
            <text:p>11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3-09-12" calcext:value-type="date">
            <text:p>12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3-09-13" calcext:value-type="date">
            <text:p>13/09/2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calcext:conditional-formats>
          <calcext:conditional-format calcext:target-range-address="log.C2:log.C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3T13:19:53.750670113</dc:date>
    <meta:editing-duration>PT11M13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